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127.26mm"/>
    </style:style>
    <style:style style:name="co4" style:family="table-column">
      <style:table-column-properties fo:break-before="auto" style:column-width="67.89mm"/>
    </style:style>
    <style:style style:name="co5" style:family="table-column">
      <style:table-column-properties fo:break-before="auto" style:column-width="76.32mm"/>
    </style:style>
    <style:style style:name="co6" style:family="table-column">
      <style:table-column-properties fo:break-before="auto" style:column-width="79.06mm"/>
    </style:style>
    <style:style style:name="co7" style:family="table-column">
      <style:table-column-properties fo:break-before="auto" style:column-width="37.13mm"/>
    </style:style>
    <style:style style:name="co8" style:family="table-column">
      <style:table-column-properties fo:break-before="auto" style:column-width="70.89mm"/>
    </style:style>
    <style:style style:name="co9" style:family="table-column">
      <style:table-column-properties fo:break-before="auto" style:column-width="30.04mm"/>
    </style:style>
    <style:style style:name="co10" style:family="table-column">
      <style:table-column-properties fo:break-before="auto" style:column-width="28.4mm"/>
    </style:style>
    <style:style style:name="co11" style:family="table-column">
      <style:table-column-properties fo:break-before="auto" style:column-width="30.85mm"/>
    </style:style>
    <style:style style:name="co12" style:family="table-column">
      <style:table-column-properties fo:break-before="auto" style:column-width="40.11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earch_results" table:style-name="ta1">
        <table:table-column table:style-name="co1" table:visibility="collapse" table:number-columns-repeated="2" table:default-cell-style-name="Default"/>
        <table:table-column table:style-name="co2" table:number-columns-repeated="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mean_train_score</text:p>
          </table:table-cell>
          <table:table-cell office:value-type="string" calcext:value-type="string">
            <text:p>param_clf</text:p>
          </table:table-cell>
          <table:table-cell office:value-type="string" calcext:value-type="string">
            <text:p>param_clf__base_estimator__max_depth</text:p>
          </table:table-cell>
          <table:table-cell office:value-type="string" calcext:value-type="string">
            <text:p>param_clf__base_estimator__max_leaf_nodes</text:p>
          </table:table-cell>
          <table:table-cell office:value-type="string" calcext:value-type="string">
            <text:p>param_clf__base_estimator__min_samples_leaf</text:p>
          </table:table-cell>
          <table:table-cell office:value-type="string" calcext:value-type="string">
            <text:p>param_clf__base_estimator__min_samples_split</text:p>
          </table:table-cell>
          <table:table-cell office:value-type="string" calcext:value-type="string">
            <text:p>param_clf__base_estimator__n_estimators</text:p>
          </table:table-cell>
          <table:table-cell office:value-type="string" calcext:value-type="string">
            <text:p>param_select__k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plit0_test_score</text:p>
          </table:table-cell>
          <table:table-cell office:value-type="string" calcext:value-type="string">
            <text:p>split0_train_score</text:p>
          </table:table-cell>
          <table:table-cell office:value-type="string" calcext:value-type="string">
            <text:p>split1_test_score</text:p>
          </table:table-cell>
          <table:table-cell office:value-type="string" calcext:value-type="string">
            <text:p>split1_train_score</text:p>
          </table:table-cell>
          <table:table-cell office:value-type="string" calcext:value-type="string">
            <text:p>split2_test_score</text:p>
          </table:table-cell>
          <table:table-cell office:value-type="string" calcext:value-type="string">
            <text:p>split2_train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std_train_score</text:p>
          </table:table-cell>
        </table:table-row>
        <table:table-row table:style-name="ro1">
          <table:table-cell office:value-type="float" office:value="164.759081204732" calcext:value-type="float">
            <text:p>164.759081204732</text:p>
          </table:table-cell>
          <table:table-cell office:value-type="float" office:value="42.786396185557" calcext:value-type="float">
            <text:p>42.786396185557</text:p>
          </table:table-cell>
          <table:table-cell office:value-type="float" office:value="0.946782178217822" calcext:value-type="float">
            <text:p>0.946782178217822</text:p>
          </table:table-cell>
          <table:table-cell office:value-type="float" office:value="0.997524558995616" calcext:value-type="float">
            <text:p>0.997524558995616</text:p>
          </table:table-cell>
          <table:table-cell office:value-type="string" calcext:value-type="string">
            <text:p>AdaBoostClassifier(algorithm='SAMME.R', base_estimator=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" calcext:value-type="float">
            <text:p>1</text:p>
          </table:table-cell>
          <table:table-cell office:value-type="float" office:value="0.946296296296296" calcext:value-type="float">
            <text:p>0.946296296296296</text:p>
          </table:table-cell>
          <table:table-cell office:value-type="float" office:value="0.997211895910781" calcext:value-type="float">
            <text:p>0.997211895910781</text:p>
          </table:table-cell>
          <table:table-cell office:value-type="float" office:value="0.946096654275093" calcext:value-type="float">
            <text:p>0.946096654275093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947955390334572" calcext:value-type="float">
            <text:p>0.947955390334572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39.1750923621063" calcext:value-type="float">
            <text:p>39.1750923621063</text:p>
          </table:table-cell>
          <table:table-cell office:value-type="float" office:value="10.0262065453738" calcext:value-type="float">
            <text:p>10.0262065453738</text:p>
          </table:table-cell>
          <table:table-cell office:value-type="float" office:value="0.000832816553839385" calcext:value-type="float">
            <text:p>0.000832816553839</text:p>
          </table:table-cell>
          <table:table-cell office:value-type="float" office:value="0.000438519783914998" calcext:value-type="float">
            <text:p>0.000438519783915</text:p>
          </table:table-cell>
        </table:table-row>
        <table:table-row table:style-name="ro1">
          <table:table-cell office:value-type="float" office:value="1117.16758664449" calcext:value-type="float">
            <text:p>1117.16758664449</text:p>
          </table:table-cell>
          <table:table-cell office:value-type="float" office:value="400.901317119598" calcext:value-type="float">
            <text:p>400.901317119598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90410324318981" calcext:value-type="float">
            <text:p>0.990410324318981</text:p>
          </table:table-cell>
          <table:table-cell office:value-type="string" calcext:value-type="string">
            <text:p>AdaBoostClassifier(algorithm='SAMME.R', base_estimator=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46096654275093" calcext:value-type="float">
            <text:p>0.946096654275093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179.469092955008" calcext:value-type="float">
            <text:p>179.469092955008</text:p>
          </table:table-cell>
          <table:table-cell office:value-type="float" office:value="70.487864241194" calcext:value-type="float">
            <text:p>70.487864241194</text:p>
          </table:table-cell>
          <table:table-cell office:value-type="float" office:value="0.00389080082626483" calcext:value-type="float">
            <text:p>0.003890800826265</text:p>
          </table:table-cell>
          <table:table-cell office:value-type="float" office:value="0.00218078765109958" calcext:value-type="float">
            <text:p>0.0021807876511</text:p>
          </table:table-cell>
        </table:table-row>
        <table:table-row table:style-name="ro1">
          <table:table-cell office:value-type="float" office:value="1431.07134906451" calcext:value-type="float">
            <text:p>1431.07134906451</text:p>
          </table:table-cell>
          <table:table-cell office:value-type="float" office:value="484.829579035441" calcext:value-type="float">
            <text:p>484.829579035441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5769806401777" calcext:value-type="float">
            <text:p>0.985769806401777</text:p>
          </table:table-cell>
          <table:table-cell office:value-type="string" calcext:value-type="string">
            <text:p>AdaBoostClassifier(algorithm='SAMME.R', base_estimator=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" calcext:value-type="float">
            <text:p>10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42379182156134" calcext:value-type="float">
            <text:p>0.942379182156134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26.6520999367829" calcext:value-type="float">
            <text:p>26.6520999367829</text:p>
          </table:table-cell>
          <table:table-cell office:value-type="float" office:value="14.6845441900771" calcext:value-type="float">
            <text:p>14.6845441900771</text:p>
          </table:table-cell>
          <table:table-cell office:value-type="float" office:value="0.0026796319338354" calcext:value-type="float">
            <text:p>0.002679631933835</text:p>
          </table:table-cell>
          <table:table-cell office:value-type="float" office:value="0.00340794939460395" calcext:value-type="float">
            <text:p>0.003407949394604</text:p>
          </table:table-cell>
        </table:table-row>
        <table:table-row table:style-name="ro1">
          <table:table-cell office:value-type="float" office:value="1466.04170568784" calcext:value-type="float">
            <text:p>1466.04170568784</text:p>
          </table:table-cell>
          <table:table-cell office:value-type="float" office:value="494.661045948664" calcext:value-type="float">
            <text:p>494.661045948664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5868617132558" calcext:value-type="float">
            <text:p>0.975868617132558</text:p>
          </table:table-cell>
          <table:table-cell office:value-type="string" calcext:value-type="string">
            <text:p>AdaBoostClassifier(algorithm='SAMME.R', base_estimator=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" calcext:value-type="float">
            <text:p>15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79553903345725" calcext:value-type="float">
            <text:p>0.979553903345725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4953617810761" calcext:value-type="float">
            <text:p>0.974953617810761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3098330241187" calcext:value-type="float">
            <text:p>0.973098330241187</text:p>
          </table:table-cell>
          <table:table-cell office:value-type="float" office:value="13.4491036092132" calcext:value-type="float">
            <text:p>13.4491036092132</text:p>
          </table:table-cell>
          <table:table-cell office:value-type="float" office:value="20.5442209582961" calcext:value-type="float">
            <text:p>20.5442209582961</text:p>
          </table:table-cell>
          <table:table-cell office:value-type="float" office:value="0.00391055639824436" calcext:value-type="float">
            <text:p>0.003910556398244</text:p>
          </table:table-cell>
          <table:table-cell office:value-type="float" office:value="0.00271373344873487" calcext:value-type="float">
            <text:p>0.002713733448735</text:p>
          </table:table-cell>
        </table:table-row>
        <table:table-row table:style-name="ro1">
          <table:table-cell office:value-type="float" office:value="1469.57922355334" calcext:value-type="float">
            <text:p>1469.57922355334</text:p>
          </table:table-cell>
          <table:table-cell office:value-type="float" office:value="506.90708398819" calcext:value-type="float">
            <text:p>506.9070839881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5868617132558" calcext:value-type="float">
            <text:p>0.975868617132558</text:p>
          </table:table-cell>
          <table:table-cell office:value-type="string" calcext:value-type="string">
            <text:p>AdaBoostClassifier(algorithm='SAMME.R', base_estimator=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" calcext:value-type="float">
            <text:p>15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79553903345725" calcext:value-type="float">
            <text:p>0.979553903345725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4953617810761" calcext:value-type="float">
            <text:p>0.974953617810761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3098330241187" calcext:value-type="float">
            <text:p>0.973098330241187</text:p>
          </table:table-cell>
          <table:table-cell office:value-type="float" office:value="26.1039030598233" calcext:value-type="float">
            <text:p>26.1039030598233</text:p>
          </table:table-cell>
          <table:table-cell office:value-type="float" office:value="13.4454113958215" calcext:value-type="float">
            <text:p>13.4454113958215</text:p>
          </table:table-cell>
          <table:table-cell office:value-type="float" office:value="0.00391055639824436" calcext:value-type="float">
            <text:p>0.003910556398244</text:p>
          </table:table-cell>
          <table:table-cell office:value-type="float" office:value="0.00271373344873487" calcext:value-type="float">
            <text:p>0.002713733448735</text:p>
          </table:table-cell>
        </table:table-row>
        <table:table-row table:style-name="ro1">
          <table:table-cell office:value-type="float" office:value="1440.8185590903" calcext:value-type="float">
            <text:p>1440.8185590903</text:p>
          </table:table-cell>
          <table:table-cell office:value-type="float" office:value="495.747259696325" calcext:value-type="float">
            <text:p>495.747259696325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5769806401777" calcext:value-type="float">
            <text:p>0.985769806401777</text:p>
          </table:table-cell>
          <table:table-cell office:value-type="string" calcext:value-type="string">
            <text:p>AdaBoostClassifier(algorithm='SAMME.R', base_estimator=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" calcext:value-type="float">
            <text:p>10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42379182156134" calcext:value-type="float">
            <text:p>0.942379182156134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17.253278504887" calcext:value-type="float">
            <text:p>17.253278504887</text:p>
          </table:table-cell>
          <table:table-cell office:value-type="float" office:value="17.2094214496612" calcext:value-type="float">
            <text:p>17.2094214496612</text:p>
          </table:table-cell>
          <table:table-cell office:value-type="float" office:value="0.0026796319338354" calcext:value-type="float">
            <text:p>0.002679631933835</text:p>
          </table:table-cell>
          <table:table-cell office:value-type="float" office:value="0.00340794939460395" calcext:value-type="float">
            <text:p>0.003407949394604</text:p>
          </table:table-cell>
        </table:table-row>
        <table:table-row table:style-name="ro1">
          <table:table-cell office:value-type="float" office:value="1453.68298904101" calcext:value-type="float">
            <text:p>1453.68298904101</text:p>
          </table:table-cell>
          <table:table-cell office:value-type="float" office:value="481.332042853038" calcext:value-type="float">
            <text:p>481.332042853038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5769806401777" calcext:value-type="float">
            <text:p>0.985769806401777</text:p>
          </table:table-cell>
          <table:table-cell office:value-type="string" calcext:value-type="string">
            <text:p>AdaBoostClassifier(algorithm='SAMME.R', base_estimator=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" calcext:value-type="float">
            <text:p>10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42379182156134" calcext:value-type="float">
            <text:p>0.942379182156134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53.8147472442137" calcext:value-type="float">
            <text:p>53.8147472442137</text:p>
          </table:table-cell>
          <table:table-cell office:value-type="float" office:value="14.9812181488187" calcext:value-type="float">
            <text:p>14.9812181488187</text:p>
          </table:table-cell>
          <table:table-cell office:value-type="float" office:value="0.0026796319338354" calcext:value-type="float">
            <text:p>0.002679631933835</text:p>
          </table:table-cell>
          <table:table-cell office:value-type="float" office:value="0.00340794939460395" calcext:value-type="float">
            <text:p>0.003407949394604</text:p>
          </table:table-cell>
        </table:table-row>
        <table:table-row table:style-name="ro1">
          <table:table-cell office:value-type="float" office:value="1447.01961159706" calcext:value-type="float">
            <text:p>1447.01961159706</text:p>
          </table:table-cell>
          <table:table-cell office:value-type="float" office:value="494.708474715551" calcext:value-type="float">
            <text:p>494.708474715551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5868617132558" calcext:value-type="float">
            <text:p>0.975868617132558</text:p>
          </table:table-cell>
          <table:table-cell office:value-type="string" calcext:value-type="string">
            <text:p>AdaBoostClassifier(algorithm='SAMME.R', base_estimator=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" calcext:value-type="float">
            <text:p>15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79553903345725" calcext:value-type="float">
            <text:p>0.979553903345725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4953617810761" calcext:value-type="float">
            <text:p>0.974953617810761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3098330241187" calcext:value-type="float">
            <text:p>0.973098330241187</text:p>
          </table:table-cell>
          <table:table-cell office:value-type="float" office:value="29.0613662849478" calcext:value-type="float">
            <text:p>29.0613662849478</text:p>
          </table:table-cell>
          <table:table-cell office:value-type="float" office:value="20.7663239841915" calcext:value-type="float">
            <text:p>20.7663239841915</text:p>
          </table:table-cell>
          <table:table-cell office:value-type="float" office:value="0.00391055639824436" calcext:value-type="float">
            <text:p>0.003910556398244</text:p>
          </table:table-cell>
          <table:table-cell office:value-type="float" office:value="0.00271373344873487" calcext:value-type="float">
            <text:p>0.002713733448735</text:p>
          </table:table-cell>
        </table:table-row>
        <table:table-row table:style-name="ro1">
          <table:table-cell office:value-type="float" office:value="1190.63888899485" calcext:value-type="float">
            <text:p>1190.63888899485</text:p>
          </table:table-cell>
          <table:table-cell office:value-type="float" office:value="391.025261004766" calcext:value-type="float">
            <text:p>391.02526100476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90410324318981" calcext:value-type="float">
            <text:p>0.990410324318981</text:p>
          </table:table-cell>
          <table:table-cell office:value-type="string" calcext:value-type="string">
            <text:p>AdaBoostClassifier(algorithm='SAMME.R', base_estimator=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46096654275093" calcext:value-type="float">
            <text:p>0.946096654275093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191.934425331788" calcext:value-type="float">
            <text:p>191.934425331788</text:p>
          </table:table-cell>
          <table:table-cell office:value-type="float" office:value="40.1492315323938" calcext:value-type="float">
            <text:p>40.1492315323938</text:p>
          </table:table-cell>
          <table:table-cell office:value-type="float" office:value="0.00389080082626483" calcext:value-type="float">
            <text:p>0.003890800826265</text:p>
          </table:table-cell>
          <table:table-cell office:value-type="float" office:value="0.00218078765109958" calcext:value-type="float">
            <text:p>0.0021807876511</text:p>
          </table:table-cell>
        </table:table-row>
        <table:table-row table:style-name="ro1">
          <table:table-cell office:value-type="float" office:value="1154.7861559391" calcext:value-type="float">
            <text:p>1154.7861559391</text:p>
          </table:table-cell>
          <table:table-cell office:value-type="float" office:value="385.646365324656" calcext:value-type="float">
            <text:p>385.64636532465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90410324318981" calcext:value-type="float">
            <text:p>0.990410324318981</text:p>
          </table:table-cell>
          <table:table-cell office:value-type="string" calcext:value-type="string">
            <text:p>AdaBoostClassifier(algorithm='SAMME.R', base_estimator=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46096654275093" calcext:value-type="float">
            <text:p>0.946096654275093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144.107415603232" calcext:value-type="float">
            <text:p>144.107415603232</text:p>
          </table:table-cell>
          <table:table-cell office:value-type="float" office:value="76.3807595260767" calcext:value-type="float">
            <text:p>76.3807595260767</text:p>
          </table:table-cell>
          <table:table-cell office:value-type="float" office:value="0.00389080082626483" calcext:value-type="float">
            <text:p>0.003890800826265</text:p>
          </table:table-cell>
          <table:table-cell office:value-type="float" office:value="0.00218078765109958" calcext:value-type="float">
            <text:p>0.0021807876511</text:p>
          </table:table-cell>
        </table:table-row>
        <table:table-row table:style-name="ro1">
          <table:table-cell office:value-type="float" office:value="1194.65252057711" calcext:value-type="float">
            <text:p>1194.65252057711</text:p>
          </table:table-cell>
          <table:table-cell office:value-type="float" office:value="373.162065903346" calcext:value-type="float">
            <text:p>373.162065903346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90410324318981" calcext:value-type="float">
            <text:p>0.990410324318981</text:p>
          </table:table-cell>
          <table:table-cell office:value-type="string" calcext:value-type="string">
            <text:p>AdaBoostClassifier(algorithm='SAMME.R', base_estimator=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46096654275093" calcext:value-type="float">
            <text:p>0.946096654275093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164.908619875958" calcext:value-type="float">
            <text:p>164.908619875958</text:p>
          </table:table-cell>
          <table:table-cell office:value-type="float" office:value="36.8448774800547" calcext:value-type="float">
            <text:p>36.8448774800547</text:p>
          </table:table-cell>
          <table:table-cell office:value-type="float" office:value="0.00389080082626483" calcext:value-type="float">
            <text:p>0.003890800826265</text:p>
          </table:table-cell>
          <table:table-cell office:value-type="float" office:value="0.00218078765109958" calcext:value-type="float">
            <text:p>0.0021807876511</text:p>
          </table:table-cell>
        </table:table-row>
        <table:table-row table:style-name="ro1">
          <table:table-cell office:value-type="float" office:value="1455.77900195122" calcext:value-type="float">
            <text:p>1455.77900195122</text:p>
          </table:table-cell>
          <table:table-cell office:value-type="float" office:value="466.382074912389" calcext:value-type="float">
            <text:p>466.382074912389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5769806401777" calcext:value-type="float">
            <text:p>0.985769806401777</text:p>
          </table:table-cell>
          <table:table-cell office:value-type="string" calcext:value-type="string">
            <text:p>AdaBoostClassifier(algorithm='SAMME.R', base_estimator=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" calcext:value-type="float">
            <text:p>10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42379182156134" calcext:value-type="float">
            <text:p>0.942379182156134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17.6461901873257" calcext:value-type="float">
            <text:p>17.6461901873257</text:p>
          </table:table-cell>
          <table:table-cell office:value-type="float" office:value="11.956626434081" calcext:value-type="float">
            <text:p>11.956626434081</text:p>
          </table:table-cell>
          <table:table-cell office:value-type="float" office:value="0.0026796319338354" calcext:value-type="float">
            <text:p>0.002679631933835</text:p>
          </table:table-cell>
          <table:table-cell office:value-type="float" office:value="0.00340794939460395" calcext:value-type="float">
            <text:p>0.003407949394604</text:p>
          </table:table-cell>
        </table:table-row>
        <table:table-row table:style-name="ro1">
          <table:table-cell office:value-type="float" office:value="225.742385466894" calcext:value-type="float">
            <text:p>225.742385466894</text:p>
          </table:table-cell>
          <table:table-cell office:value-type="float" office:value="45.795600493749" calcext:value-type="float">
            <text:p>45.795600493749</text:p>
          </table:table-cell>
          <table:table-cell office:value-type="float" office:value="0.944306930693069" calcext:value-type="float">
            <text:p>0.944306930693069</text:p>
          </table:table-cell>
          <table:table-cell office:value-type="float" office:value="0.997834348338862" calcext:value-type="float">
            <text:p>0.997834348338862</text:p>
          </table:table-cell>
          <table:table-cell office:value-type="string" calcext:value-type="string">
            <text:p>AdaBoostClassifier(algorithm='SAMME.R', base_estimator=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9" calcext:value-type="float">
            <text:p>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29.6253235778383" calcext:value-type="float">
            <text:p>29.6253235778383</text:p>
          </table:table-cell>
          <table:table-cell office:value-type="float" office:value="12.8679177554423" calcext:value-type="float">
            <text:p>12.8679177554423</text:p>
          </table:table-cell>
          <table:table-cell table:style-name="ce1" office:value-type="float" office:value="0.0000974174761870274" calcext:value-type="float">
            <text:p>9.74E-05</text:p>
          </table:table-cell>
          <table:table-cell office:value-type="float" office:value="0.000436484927398535" calcext:value-type="float">
            <text:p>0.000436484927399</text:p>
          </table:table-cell>
        </table:table-row>
        <table:table-row table:style-name="ro1">
          <table:table-cell office:value-type="float" office:value="237.537047863007" calcext:value-type="float">
            <text:p>237.537047863007</text:p>
          </table:table-cell>
          <table:table-cell office:value-type="float" office:value="52.5337411562602" calcext:value-type="float">
            <text:p>52.5337411562602</text:p>
          </table:table-cell>
          <table:table-cell office:value-type="float" office:value="0.944925742574257" calcext:value-type="float">
            <text:p>0.944925742574257</text:p>
          </table:table-cell>
          <table:table-cell office:value-type="float" office:value="0.997834348338862" calcext:value-type="float">
            <text:p>0.997834348338862</text:p>
          </table:table-cell>
          <table:table-cell office:value-type="string" calcext:value-type="string">
            <text:p>AdaBoostClassifier(algorithm='SAMME.R', base_estimator=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8" calcext:value-type="float">
            <text:p>8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46096654275093" calcext:value-type="float">
            <text:p>0.946096654275093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8144712430427" calcext:value-type="float">
            <text:p>0.998144712430427</text:p>
          </table:table-cell>
          <table:table-cell office:value-type="float" office:value="6.58547079671857" calcext:value-type="float">
            <text:p>6.58547079671857</text:p>
          </table:table-cell>
          <table:table-cell office:value-type="float" office:value="3.14099631274601" calcext:value-type="float">
            <text:p>3.14099631274601</text:p>
          </table:table-cell>
          <table:table-cell office:value-type="float" office:value="0.000831479702678236" calcext:value-type="float">
            <text:p>0.000831479702678</text:p>
          </table:table-cell>
          <table:table-cell office:value-type="float" office:value="0.000436484927398535" calcext:value-type="float">
            <text:p>0.000436484927399</text:p>
          </table:table-cell>
        </table:table-row>
        <table:table-row table:style-name="ro1">
          <table:table-cell office:value-type="float" office:value="1335.35998773575" calcext:value-type="float">
            <text:p>1335.35998773575</text:p>
          </table:table-cell>
          <table:table-cell office:value-type="float" office:value="485.972678820292" calcext:value-type="float">
            <text:p>485.972678820292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5868617132558" calcext:value-type="float">
            <text:p>0.975868617132558</text:p>
          </table:table-cell>
          <table:table-cell office:value-type="string" calcext:value-type="string">
            <text:p>AdaBoostClassifier(algorithm='SAMME.R', base_estimator=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" calcext:value-type="float">
            <text:p>15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79553903345725" calcext:value-type="float">
            <text:p>0.979553903345725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4953617810761" calcext:value-type="float">
            <text:p>0.974953617810761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3098330241187" calcext:value-type="float">
            <text:p>0.973098330241187</text:p>
          </table:table-cell>
          <table:table-cell office:value-type="float" office:value="8.12399378668858" calcext:value-type="float">
            <text:p>8.12399378668858</text:p>
          </table:table-cell>
          <table:table-cell office:value-type="float" office:value="8.35045560320181" calcext:value-type="float">
            <text:p>8.35045560320181</text:p>
          </table:table-cell>
          <table:table-cell office:value-type="float" office:value="0.00391055639824436" calcext:value-type="float">
            <text:p>0.003910556398244</text:p>
          </table:table-cell>
          <table:table-cell office:value-type="float" office:value="0.00271373344873487" calcext:value-type="float">
            <text:p>0.002713733448735</text:p>
          </table:table-cell>
        </table:table-row>
        <table:table-row table:style-name="ro1">
          <table:table-cell office:value-type="float" office:value="1368.44847297668" calcext:value-type="float">
            <text:p>1368.44847297668</text:p>
          </table:table-cell>
          <table:table-cell office:value-type="float" office:value="499.645572821299" calcext:value-type="float">
            <text:p>499.645572821299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5868617132558" calcext:value-type="float">
            <text:p>0.975868617132558</text:p>
          </table:table-cell>
          <table:table-cell office:value-type="string" calcext:value-type="string">
            <text:p>AdaBoostClassifier(algorithm='SAMME.R', base_estimator=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" calcext:value-type="float">
            <text:p>15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79553903345725" calcext:value-type="float">
            <text:p>0.979553903345725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4953617810761" calcext:value-type="float">
            <text:p>0.974953617810761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3098330241187" calcext:value-type="float">
            <text:p>0.973098330241187</text:p>
          </table:table-cell>
          <table:table-cell office:value-type="float" office:value="26.2696340087663" calcext:value-type="float">
            <text:p>26.2696340087663</text:p>
          </table:table-cell>
          <table:table-cell office:value-type="float" office:value="15.5711496712872" calcext:value-type="float">
            <text:p>15.5711496712872</text:p>
          </table:table-cell>
          <table:table-cell office:value-type="float" office:value="0.00391055639824436" calcext:value-type="float">
            <text:p>0.003910556398244</text:p>
          </table:table-cell>
          <table:table-cell office:value-type="float" office:value="0.00271373344873487" calcext:value-type="float">
            <text:p>0.002713733448735</text:p>
          </table:table-cell>
        </table:table-row>
        <table:table-row table:style-name="ro1">
          <table:table-cell office:value-type="float" office:value="1409.90458416939" calcext:value-type="float">
            <text:p>1409.90458416939</text:p>
          </table:table-cell>
          <table:table-cell office:value-type="float" office:value="524.208274523417" calcext:value-type="float">
            <text:p>524.208274523417</text:p>
          </table:table-cell>
          <table:table-cell office:value-type="float" office:value="0.939356435643564" calcext:value-type="float">
            <text:p>0.939356435643564</text:p>
          </table:table-cell>
          <table:table-cell office:value-type="float" office:value="0.975868617132558" calcext:value-type="float">
            <text:p>0.975868617132558</text:p>
          </table:table-cell>
          <table:table-cell office:value-type="string" calcext:value-type="string">
            <text:p>AdaBoostClassifier(algorithm='SAMME.R', base_estimator=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5" calcext:value-type="float">
            <text:p>15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979553903345725" calcext:value-type="float">
            <text:p>0.979553903345725</text:p>
          </table:table-cell>
          <table:table-cell office:value-type="float" office:value="0.938661710037175" calcext:value-type="float">
            <text:p>0.938661710037175</text:p>
          </table:table-cell>
          <table:table-cell office:value-type="float" office:value="0.974953617810761" calcext:value-type="float">
            <text:p>0.974953617810761</text:p>
          </table:table-cell>
          <table:table-cell office:value-type="float" office:value="0.934944237918216" calcext:value-type="float">
            <text:p>0.934944237918216</text:p>
          </table:table-cell>
          <table:table-cell office:value-type="float" office:value="0.973098330241187" calcext:value-type="float">
            <text:p>0.973098330241187</text:p>
          </table:table-cell>
          <table:table-cell office:value-type="float" office:value="17.7445921695978" calcext:value-type="float">
            <text:p>17.7445921695978</text:p>
          </table:table-cell>
          <table:table-cell office:value-type="float" office:value="14.193804785371" calcext:value-type="float">
            <text:p>14.193804785371</text:p>
          </table:table-cell>
          <table:table-cell office:value-type="float" office:value="0.00391055639824436" calcext:value-type="float">
            <text:p>0.003910556398244</text:p>
          </table:table-cell>
          <table:table-cell office:value-type="float" office:value="0.00271373344873487" calcext:value-type="float">
            <text:p>0.002713733448735</text:p>
          </table:table-cell>
        </table:table-row>
        <table:table-row table:style-name="ro1">
          <table:table-cell office:value-type="float" office:value="1191.2395289739" calcext:value-type="float">
            <text:p>1191.2395289739</text:p>
          </table:table-cell>
          <table:table-cell office:value-type="float" office:value="435.847079992294" calcext:value-type="float">
            <text:p>435.847079992294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90410324318981" calcext:value-type="float">
            <text:p>0.990410324318981</text:p>
          </table:table-cell>
          <table:table-cell office:value-type="string" calcext:value-type="string">
            <text:p>AdaBoostClassifier(algorithm='SAMME.R', base_estimator=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993494423791822" calcext:value-type="float">
            <text:p>0.993494423791822</text:p>
          </table:table-cell>
          <table:table-cell office:value-type="float" office:value="0.946096654275093" calcext:value-type="float">
            <text:p>0.946096654275093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0.940520446096654" calcext:value-type="float">
            <text:p>0.940520446096654</text:p>
          </table:table-cell>
          <table:table-cell office:value-type="float" office:value="0.98886827458256" calcext:value-type="float">
            <text:p>0.98886827458256</text:p>
          </table:table-cell>
          <table:table-cell office:value-type="float" office:value="190.81590641123" calcext:value-type="float">
            <text:p>190.81590641123</text:p>
          </table:table-cell>
          <table:table-cell office:value-type="float" office:value="80.7078408205283" calcext:value-type="float">
            <text:p>80.7078408205283</text:p>
          </table:table-cell>
          <table:table-cell office:value-type="float" office:value="0.00389080082626483" calcext:value-type="float">
            <text:p>0.003890800826265</text:p>
          </table:table-cell>
          <table:table-cell office:value-type="float" office:value="0.00218078765109958" calcext:value-type="float">
            <text:p>0.0021807876511</text:p>
          </table:table-cell>
        </table:table-row>
        <table:table-row table:style-name="ro1">
          <table:table-cell office:value-type="float" office:value="1438.92235541344" calcext:value-type="float">
            <text:p>1438.92235541344</text:p>
          </table:table-cell>
          <table:table-cell office:value-type="float" office:value="460.348998467128" calcext:value-type="float">
            <text:p>460.348998467128</text:p>
          </table:table-cell>
          <table:table-cell office:value-type="float" office:value="0.94059405940594" calcext:value-type="float">
            <text:p>0.94059405940594</text:p>
          </table:table-cell>
          <table:table-cell office:value-type="float" office:value="0.985769806401777" calcext:value-type="float">
            <text:p>0.985769806401777</text:p>
          </table:table-cell>
          <table:table-cell office:value-type="string" calcext:value-type="string">
            <text:p>AdaBoostClassifier(algorithm='SAMME.R', base_estimator=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10" calcext:value-type="float">
            <text:p>10</text:p>
          </table:table-cell>
          <table:table-cell office:value-type="float" office:value="0.942592592592592" calcext:value-type="float">
            <text:p>0.942592592592592</text:p>
          </table:table-cell>
          <table:table-cell office:value-type="float" office:value="0.989776951672862" calcext:value-type="float">
            <text:p>0.989776951672862</text:p>
          </table:table-cell>
          <table:table-cell office:value-type="float" office:value="0.942379182156134" calcext:value-type="float">
            <text:p>0.942379182156134</text:p>
          </table:table-cell>
          <table:table-cell office:value-type="float" office:value="0.9860853432282" calcext:value-type="float">
            <text:p>0.9860853432282</text:p>
          </table:table-cell>
          <table:table-cell office:value-type="float" office:value="0.936802973977695" calcext:value-type="float">
            <text:p>0.936802973977695</text:p>
          </table:table-cell>
          <table:table-cell office:value-type="float" office:value="0.981447124304267" calcext:value-type="float">
            <text:p>0.981447124304267</text:p>
          </table:table-cell>
          <table:table-cell office:value-type="float" office:value="25.4789235777512" calcext:value-type="float">
            <text:p>25.4789235777512</text:p>
          </table:table-cell>
          <table:table-cell office:value-type="float" office:value="13.2345926880433" calcext:value-type="float">
            <text:p>13.2345926880433</text:p>
          </table:table-cell>
          <table:table-cell office:value-type="float" office:value="0.0026796319338354" calcext:value-type="float">
            <text:p>0.002679631933835</text:p>
          </table:table-cell>
          <table:table-cell office:value-type="float" office:value="0.00340794939460395" calcext:value-type="float">
            <text:p>0.003407949394604</text:p>
          </table:table-cell>
        </table:table-row>
        <table:table-row table:style-name="ro1">
          <table:table-cell office:value-type="float" office:value="254.082597573598" calcext:value-type="float">
            <text:p>254.082597573598</text:p>
          </table:table-cell>
          <table:table-cell office:value-type="float" office:value="59.2622392177582" calcext:value-type="float">
            <text:p>59.2622392177582</text:p>
          </table:table-cell>
          <table:table-cell office:value-type="float" office:value="0.945544554455446" calcext:value-type="float">
            <text:p>0.945544554455446</text:p>
          </table:table-cell>
          <table:table-cell office:value-type="float" office:value="0.998143562933791" calcext:value-type="float">
            <text:p>0.998143562933791</text:p>
          </table:table-cell>
          <table:table-cell office:value-type="string" calcext:value-type="string">
            <text:p>AdaBoostClassifier(algorithm='SAMME.R', base_estimator=ExtraTreesClassifier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office:value-type="float" office:value="0.99814126394052" calcext:value-type="float">
            <text:p>0.99814126394052</text:p>
          </table:table-cell>
          <table:table-cell office:value-type="float" office:value="0.942379182156134" calcext:value-type="float">
            <text:p>0.942379182156134</text:p>
          </table:table-cell>
          <table:table-cell office:value-type="float" office:value="0.99721706864564" calcext:value-type="float">
            <text:p>0.99721706864564</text:p>
          </table:table-cell>
          <table:table-cell office:value-type="float" office:value="0.944237918215613" calcext:value-type="float">
            <text:p>0.944237918215613</text:p>
          </table:table-cell>
          <table:table-cell office:value-type="float" office:value="0.999072356215213" calcext:value-type="float">
            <text:p>0.999072356215213</text:p>
          </table:table-cell>
          <table:table-cell office:value-type="float" office:value="11.102250427324" calcext:value-type="float">
            <text:p>11.102250427324</text:p>
          </table:table-cell>
          <table:table-cell office:value-type="float" office:value="4.89192692423956" calcext:value-type="float">
            <text:p>4.89192692423956</text:p>
          </table:table-cell>
          <table:table-cell office:value-type="float" office:value="0.00324615145045148" calcext:value-type="float">
            <text:p>0.003246151450451</text:p>
          </table:table-cell>
          <table:table-cell office:value-type="float" office:value="0.000757419723130603" calcext:value-type="float">
            <text:p>0.0007574197231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2T08:42:13.073229658</dc:date>
    <meta:editing-duration>PT4M</meta:editing-duration>
    <meta:editing-cycles>1</meta:editing-cycles>
    <meta:document-statistic meta:table-count="1" meta:cell-count="462" meta:object-count="0"/>
    <meta:generator>LibreOffice/5.2.7.2$Linux_X86_64 LibreOffice_project/20m0$Build-2</meta:generator>
  </office:meta>
</office:document-meta>
</file>